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51b" officeooo:paragraph-rsid="000e15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ROS – Problem 5. <text:s/>The Part Pusher.</text:p>
      <text:p text:style-name="P1">Mark Nandor</text:p>
      <text:p text:style-name="P1">mjn18</text:p>
      <text:p text:style-name="P1"/>
      <text:p text:style-name="P1"/>
      <text:p text:style-name="P1">The Part Pusher Program works in the following fashion:</text:p>
      <text:p text:style-name="P1"/>
      <text:p text:style-name="P1">1) goal location is specified in the main function.</text:p>
      <text:p text:style-name="P1">2) Current gear location is obtained somewhat magically via the magic part finder.</text:p>
      <text:p text:style-name="P1">3) the gear x coordinate is acted on first. <text:s/>The robot goes a point beyond the gear, descends, pushes the gear to the correct coordinate, and retracts.</text:p>
      <text:p text:style-name="P1">4) the gear location is updated via the magic part finder again.</text:p>
      <text:p text:style-name="P1">5) the gear y location is corrected in a similar manner – robot moves beyond the gear, descends, pushes, and ascends.</text:p>
      <text:p text:style-name="P1"/>
      <text:p text:style-name="P1"/>
      <text:p text:style-name="P1">The video shows that after the first part pusher process, the gear can be relocated to a (somewhat) arbitrary position, the program reran, and the robot will replace the gear to the specified goal. <text:s/></text:p>
      <text:p text:style-name="P1"/>
      <text:p text:style-name="P1">Approximate accuracy appears to be within 2.5 cm of the goal location, with the error appearing to mostly accumulate on the ascend portion of the motion. <text:s/>Perhaps a better method of performing this action is have the robot slight back off of the part before ascending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1:58:08.675640936</meta:creation-date>
    <dc:date>2018-10-29T22:07:01.831523918</dc:date>
    <meta:editing-duration>PT8M53S</meta:editing-duration>
    <meta:editing-cycles>1</meta:editing-cycles>
    <meta:document-statistic meta:table-count="0" meta:image-count="0" meta:object-count="0" meta:page-count="1" meta:paragraph-count="11" meta:word-count="180" meta:character-count="1048" meta:non-whitespace-character-count="870"/>
    <meta:generator>LibreOffice/5.1.6.2$Linux_X86_64 LibreOffice_project/10m0$Build-2</meta:generator>
  </office:meta>
</office:document-meta>
</file>